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fo:font-size="6pt" style:font-size-asian="5.25pt" style:font-size-complex="6pt"/>
    </style:style>
    <style:style style:name="P2" style:family="paragraph" style:parent-style-name="Heading_20_2">
      <style:text-properties fo:font-size="6pt" style:font-size-asian="5.25pt" style:font-size-complex="6pt"/>
    </style:style>
    <style:style style:name="P3" style:family="paragraph" style:parent-style-name="Horizontal_20_Line">
      <style:text-properties style:font-size-asian="5.25pt"/>
    </style:style>
    <style:style style:name="P4" style:family="paragraph" style:parent-style-name="Heading_20_3">
      <style:text-properties fo:font-size="6pt" style:font-size-asian="5.25pt" style:font-size-complex="6pt"/>
    </style:style>
    <style:style style:name="P5" style:family="paragraph" style:parent-style-name="Text_20_body">
      <style:text-properties fo:font-size="6pt" style:font-size-asian="5.25pt" style:font-size-complex="6pt"/>
    </style:style>
    <style:style style:name="P6" style:family="paragraph" style:parent-style-name="Text_20_body" style:list-style-name="L1">
      <style:text-properties fo:font-size="6pt" style:font-size-asian="5.25pt" style:font-size-complex="6pt"/>
    </style:style>
    <style:style style:name="P7" style:family="paragraph" style:parent-style-name="Text_20_body" style:list-style-name="L2">
      <style:text-properties fo:font-size="6pt" style:font-size-asian="5.25pt" style:font-size-complex="6pt"/>
    </style:style>
    <style:style style:name="P8" style:family="paragraph" style:parent-style-name="Text_20_body" style:list-style-name="L3">
      <style:text-properties fo:font-size="6pt" style:font-size-asian="5.25pt" style:font-size-complex="6pt"/>
    </style:style>
    <style:style style:name="P9" style:family="paragraph" style:parent-style-name="Standard">
      <style:text-properties fo:font-size="6pt" style:font-size-asian="5.25pt" style:font-size-complex="6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ROBOCHEF — MASTER PATENT &amp; LEGAL STRATEGY DOCUMENT</text:span></text:h>
      <text:h text:style-name="P2" text:outline-level="2"><text:span text:style-name="Strong_20_Emphasis">SECTION 1 — Cover Page &amp; Abstract</text:span></text:h>
      <text:p text:style-name="P3"/>
      <text:h text:style-name="P2" text:outline-level="2"><text:span text:style-name="Strong_20_Emphasis">TITLE OF THE INVENTION</text:span></text:h>
      <text:h text:style-name="P4" text:outline-level="3"><text:span text:style-name="Strong_20_Emphasis">RoboChef™: Automated Humanoid &amp; Appliance-Based Meal Preparation System Utilizing Encrypted Ingredient Authorization (AEC)</text:span></text:h>
      <text:p text:style-name="P5"><text:span text:style-name="Strong_20_Emphasis">Inventor:</text:span> <text:span text:style-name="Emphasis">Meir Niv</text:span><text:line-break/><text:span text:style-name="Strong_20_Emphasis">Filing Type:</text:span> Provisional/Utility Patent (U.S. &amp; International)<text:line-break/><text:span text:style-name="Strong_20_Emphasis">Field:</text:span> Robotics, Food Preparation Automation, AI-driven Culinary Systems, Secure Ingredient Authorization Technology</text:p>
      <text:p text:style-name="P3"/>
      <text:h text:style-name="P1" text:outline-level="1"><text:span text:style-name="Strong_20_Emphasis">ABSTRACT</text:span></text:h>
      <text:p text:style-name="P5">The RoboChef invention describes a <text:span text:style-name="Strong_20_Emphasis">robotic meal preparation system</text:span> capable of autonomously preparing complete meals using:</text:p>
      <text:list text:style-name="L1">
        <text:list-item>
          <text:p text:style-name="P6"><text:span text:style-name="Strong_20_Emphasis">Humanoid robotic embodiments</text:span> (full-body robots capable of handling standard household or commercial kitchen tools)</text:p>
        </text:list-item>
        <text:list-item>
          <text:p text:style-name="P6"><text:span text:style-name="Strong_20_Emphasis">Integrated appliance-style robotic cooking units</text:span> (non-humanoid, self-contained kitchen modules)</text:p>
        </text:list-item>
      </text:list>
      <text:p text:style-name="P5">Both embodiments operate using <text:span text:style-name="Strong_20_Emphasis">AI-driven recipe execution</text:span>, real-time sensor feedback, and an <text:span text:style-name="Strong_20_Emphasis">Authorized Encrypted Code (AEC)</text:span> system that validates all food ingredients before use.</text:p>
      <text:p text:style-name="P5">Ingredients are provided in sealed, pre-prepared packages (e.g., vacuum-sealed capsules or pouches). Each package contains a <text:span text:style-name="Strong_20_Emphasis">daily-rotating encrypted authorization code</text:span>, which the RoboChef system must decrypt and validate before opening. Unauthorized, altered, expired, or non-compliant ingredients are rejected.</text:p>
      <text:p text:style-name="P5">This system:</text:p>
      <text:list text:style-name="L2">
        <text:list-item>
          <text:p text:style-name="P7">Ensures <text:span text:style-name="Strong_20_Emphasis">food safety</text:span> and <text:span text:style-name="Strong_20_Emphasis">recipe integrity</text:span></text:p>
        </text:list-item>
        <text:list-item>
          <text:p text:style-name="P7">Creates a <text:span text:style-name="Strong_20_Emphasis">licensable supply chain</text:span> for ingredient vendors</text:p>
        </text:list-item>
        <text:list-item>
          <text:p text:style-name="P7">Protects <text:span text:style-name="Strong_20_Emphasis">proprietary recipes</text:span></text:p>
        </text:list-item>
        <text:list-item>
          <text:p text:style-name="P7">Enables <text:span text:style-name="Strong_20_Emphasis">global standardization</text:span> of automated meal preparation</text:p>
        </text:list-item>
        <text:list-item>
          <text:p text:style-name="P7">Allows <text:span text:style-name="Strong_20_Emphasis">user customization</text:span>, including “custom ingredient packages” that can be adopted into the official library based on popularity</text:p>
        </text:list-item>
      </text:list>
      <text:p text:style-name="P5">The RoboChef invention further includes:</text:p>
      <text:list text:style-name="L3">
        <text:list-item>
          <text:p text:style-name="P8"><text:span text:style-name="Strong_20_Emphasis">AI training pipeline</text:span> allowing the humanoid robot to learn each household’s kitchen layout, tools, preferences, allergies, and habits</text:p>
        </text:list-item>
        <text:list-item>
          <text:p text:style-name="P8"><text:span text:style-name="Strong_20_Emphasis">Cloud-based recipe management</text:span> and continuous improvement</text:p>
        </text:list-item>
        <text:list-item>
          <text:p text:style-name="P8"><text:span text:style-name="Strong_20_Emphasis">Multi-size configurations</text:span> (personal, family, restaurant, and industrial)</text:p>
        </text:list-item>
        <text:list-item>
          <text:p text:style-name="P8"><text:span text:style-name="Strong_20_Emphasis">Secure communication channels</text:span> between the kitchen robot, cloud server, and the AEC authority</text:p>
        </text:list-item>
        <text:list-item>
          <text:p text:style-name="P8"><text:span text:style-name="Strong_20_Emphasis">Scalable business model</text:span> driven by the sale and licensing of encrypted ingredient authorizations</text:p>
        </text:list-item>
      </text:list>
      <text:p text:style-name="P5">The invention covers <text:span text:style-name="Strong_20_Emphasis">mechanical, electronic, robotic, software, AI, security, and business process claims</text:span>, together creating a unified protected ecosystem.</text:p>
      <text:p text:style-name="P3"/>
      <text:h text:style-name="P1" text:outline-level="1">✔️ SECTION 1 Delivered</text:h>
      <text:p text:style-name="P5">When you are ready, say:</text:p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7T22:15:19.747753900</meta:creation-date>
    <dc:date>2025-11-17T22:16:10.623692800</dc:date>
    <meta:editing-duration>PT51S</meta:editing-duration>
    <meta:editing-cycles>1</meta:editing-cycles>
    <meta:document-statistic meta:table-count="0" meta:image-count="0" meta:object-count="0" meta:page-count="1" meta:paragraph-count="26" meta:word-count="300" meta:character-count="2283" meta:non-whitespace-character-count="2019"/>
    <meta:generator>LibreOffice/25.8.2.2$Windows_X86_64 LibreOffice_project/d401f2107ccab8f924a8e2df40f573aab7605b6f</meta:generator>
  </office:meta>
</office:document-meta>
</file>